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0.01mm" svg:height="105.98mm" svg:x="170.45mm" svg:y="0mm">
            <loext:p draw:notify-on-update-of-ranges="Лист1.A2:Лист1.A14 Лист1.D1:Лист1.D1 Лист1.D2:Лист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длина конвейера</text:p>
          </table:table-cell>
          <table:table-cell office:value-type="string" calcext:value-type="string">
            <text:p>кол-во операций синхронного</text:p>
          </table:table-cell>
          <table:table-cell table:style-name="ce2" office:value-type="string" calcext:value-type="string">
            <text:p>кол-во операций асинхронного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5" calcext:value-type="float">
            <text:p>7015</text:p>
          </table:table-cell>
          <table:table-cell office:value-type="float" office:value="5808" calcext:value-type="float">
            <text:p>5808</text:p>
          </table:table-cell>
          <table:table-cell table:formula="of:=[.C2]/[.B2]" office:value-type="float" office:value="0.827940128296508" calcext:value-type="float">
            <text:p>0,8279401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+7" office:value-type="float" office:value="7022" calcext:value-type="float">
            <text:p>7022</text:p>
          </table:table-cell>
          <table:table-cell office:value-type="float" office:value="5795" calcext:value-type="float">
            <text:p>5795</text:p>
          </table:table-cell>
          <table:table-cell table:formula="of:=[.C3]/[.B3]" office:value-type="float" office:value="0.825263457704358" calcext:value-type="float">
            <text:p>0,8252634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+7" office:value-type="float" office:value="7029" calcext:value-type="float">
            <text:p>7029</text:p>
          </table:table-cell>
          <table:table-cell office:value-type="float" office:value="5891" calcext:value-type="float">
            <text:p>5891</text:p>
          </table:table-cell>
          <table:table-cell table:formula="of:=[.C4]/[.B4]" office:value-type="float" office:value="0.838099302888035" calcext:value-type="float">
            <text:p>0,8380993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+7" office:value-type="float" office:value="7036" calcext:value-type="float">
            <text:p>7036</text:p>
          </table:table-cell>
          <table:table-cell office:value-type="float" office:value="5942" calcext:value-type="float">
            <text:p>5942</text:p>
          </table:table-cell>
          <table:table-cell table:formula="of:=[.C5]/[.B5]" office:value-type="float" office:value="0.844513928368391" calcext:value-type="float">
            <text:p>0,8445139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]+7" office:value-type="float" office:value="7043" calcext:value-type="float">
            <text:p>7043</text:p>
          </table:table-cell>
          <table:table-cell office:value-type="float" office:value="5932" calcext:value-type="float">
            <text:p>5932</text:p>
          </table:table-cell>
          <table:table-cell table:formula="of:=[.C6]/[.B6]" office:value-type="float" office:value="0.842254720999574" calcext:value-type="float">
            <text:p>0,842254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+7" office:value-type="float" office:value="7050" calcext:value-type="float">
            <text:p>7050</text:p>
          </table:table-cell>
          <table:table-cell office:value-type="float" office:value="5913" calcext:value-type="float">
            <text:p>5913</text:p>
          </table:table-cell>
          <table:table-cell table:formula="of:=[.C7]/[.B7]" office:value-type="float" office:value="0.838723404255319" calcext:value-type="float">
            <text:p>0,8387234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+7" office:value-type="float" office:value="7057" calcext:value-type="float">
            <text:p>7057</text:p>
          </table:table-cell>
          <table:table-cell office:value-type="float" office:value="5961" calcext:value-type="float">
            <text:p>5961</text:p>
          </table:table-cell>
          <table:table-cell table:formula="of:=[.C8]/[.B8]" office:value-type="float" office:value="0.844693212413207" calcext:value-type="float">
            <text:p>0,8446932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+7" office:value-type="float" office:value="7064" calcext:value-type="float">
            <text:p>7064</text:p>
          </table:table-cell>
          <table:table-cell office:value-type="float" office:value="5954" calcext:value-type="float">
            <text:p>5954</text:p>
          </table:table-cell>
          <table:table-cell table:formula="of:=[.C9]/[.B9]" office:value-type="float" office:value="0.84286523216308" calcext:value-type="float">
            <text:p>0,8428652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34" calcext:value-type="float">
            <text:p>7134</text:p>
          </table:table-cell>
          <table:table-cell office:value-type="float" office:value="6079" calcext:value-type="float">
            <text:p>6079</text:p>
          </table:table-cell>
          <table:table-cell table:formula="of:=[.C10]/[.B10]" office:value-type="float" office:value="0.852116624614522" calcext:value-type="float">
            <text:p>0,8521166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04" calcext:value-type="float">
            <text:p>7204</text:p>
          </table:table-cell>
          <table:table-cell office:value-type="float" office:value="6158" calcext:value-type="float">
            <text:p>6158</text:p>
          </table:table-cell>
          <table:table-cell table:formula="of:=[.C11]/[.B11]" office:value-type="float" office:value="0.854802887284842" calcext:value-type="float">
            <text:p>0,85480288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74" calcext:value-type="float">
            <text:p>7274</text:p>
          </table:table-cell>
          <table:table-cell office:value-type="float" office:value="6287" calcext:value-type="float">
            <text:p>6287</text:p>
          </table:table-cell>
          <table:table-cell table:formula="of:=[.C12]/[.B12]" office:value-type="float" office:value="0.864311245532032" calcext:value-type="float">
            <text:p>0,8643112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44" calcext:value-type="float">
            <text:p>7344</text:p>
          </table:table-cell>
          <table:table-cell office:value-type="float" office:value="6370" calcext:value-type="float">
            <text:p>6370</text:p>
          </table:table-cell>
          <table:table-cell table:formula="of:=[.C13]/[.B13]" office:value-type="float" office:value="0.867374727668845" calcext:value-type="float">
            <text:p>0,86737472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94" calcext:value-type="float">
            <text:p>7694</text:p>
          </table:table-cell>
          <table:table-cell office:value-type="float" office:value="6822" calcext:value-type="float">
            <text:p>6822</text:p>
          </table:table-cell>
          <table:table-cell table:formula="of:=[.C14]/[.B14]" office:value-type="float" office:value="0.886664933714583" calcext:value-type="float">
            <text:p>0,8866649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 style:data-style-name="N2" text:time-value="09:56:45.2890420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32:50.905658429</meta:creation-date>
    <dc:date>2018-03-30T10:01:21.786595152</dc:date>
    <meta:editing-duration>PT14M33S</meta:editing-duration>
    <meta:editing-cycles>4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0.599cm" xlink:href=".." xlink:type="simple" chart:class="chart:scatter" chart:style-name="ch1">
        <chart:plot-area chart:style-name="ch2" table:cell-range-address="Лист1.A2:Лист1.A14 Лист1.D1:Лист1.D14" chart:data-source-has-labels="row" svg:x="1.331cm" svg:y="0.211cm" svg:width="14.351cm" svg:height="9.196cm">
          <chartooo:coordinate-region svg:x="2.058cm" svg:y="0.411cm" svg:width="13.344cm" svg:height="8.349cm"/>
          <chart:axis chart:dimension="x" chart:name="primary-x" chart:style-name="ch3">
            <chart:title svg:x="7.152cm" svg:y="9.618cm" chart:style-name="ch4">
              <text:p>Длина конвейера</text:p>
            </chart:title>
          </chart:axis>
          <chart:axis chart:dimension="y" chart:name="primary-y" chart:style-name="ch5">
            <chart:title svg:x="0.451cm" svg:y="5.131cm" chart:style-name="ch6">
              <text:p>А/С</text:p>
            </chart:title>
            <chart:grid chart:style-name="ch7" chart:class="major"/>
          </chart:axis>
          <chart:series chart:style-name="ch8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тношение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4</svg:desc>
                </draw:g>
              </table:table-cell>
              <table:table-cell office:value-type="float" office:value="0.827940128296508">
                <text:p>0.827940128296508</text:p>
                <draw:g>
                  <svg:desc>Лист1.D2:Лист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25263457704358">
                <text:p>0.825263457704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38099302888035">
                <text:p>0.83809930288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44513928368391">
                <text:p>0.844513928368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842254720999574">
                <text:p>0.842254720999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838723404255319">
                <text:p>0.838723404255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44693212413207">
                <text:p>0.844693212413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84286523216308">
                <text:p>0.84286523216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852116624614522">
                <text:p>0.852116624614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854802887284842">
                <text:p>0.854802887284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864311245532032">
                <text:p>0.864311245532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867374727668845">
                <text:p>0.867374727668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886664933714583">
                <text:p>0.886664933714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